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35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3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2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2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2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22pt"/>
    </style:style>
    <style:style style:name="P5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" fo:font-size="22pt" style:font-size-asian="22pt" style:font-size-complex="22pt"/>
    </style:style>
    <style:style style:name="P6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36pt"/>
    </style:style>
    <style:style style:name="P7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" fo:font-size="36pt" style:font-size-asian="36pt" style:font-size-complex="36pt"/>
    </style:style>
    <style:style style:name="P8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style:font-name="Segoe UI2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.318cm" fo:margin-right="0cm" fo:text-indent="0cm"/>
      <style:text-properties fo:font-size="2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2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2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2" fo:font-size="34pt" fo:font-weight="normal" style:font-size-asian="34pt" style:font-weight-asian="normal" style:font-size-complex="34pt" style:font-weight-complex="normal"/>
    </style:style>
    <style:style style:name="T7" style:family="text">
      <style:text-properties style:font-name="Segoe UI Semibold" fo:font-size="36pt" style:font-size-asian="36pt" style:font-size-complex="36pt"/>
    </style:style>
    <style:style style:name="T8" style:family="text">
      <style:text-properties style:font-name="Segoe UI2" fo:font-size="33pt" fo:font-weight="bold" style:font-size-asian="33pt" style:font-weight-asian="bold" style:font-size-complex="33pt" style:font-weight-complex="bold"/>
    </style:style>
    <style:style style:name="T9" style:family="text">
      <style:text-properties style:font-name="Segoe UI Semibold" fo:font-size="22pt" style:font-size-asian="22pt" style:font-size-complex="22pt"/>
    </style:style>
    <style:style style:name="T10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0.508cm">
          <draw:text-box>
            <text:p text:style-name="P1"><text:span text:style-name="T1">Hymn #768</text:span></text:p>
            <text:p text:style-name="P1"><text:span text:style-name="T2">“</text:span><text:span text:style-name="T2">To God the Holy Spirit Let Us Pray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638cm" svg:height="8.603cm" svg:x="1.524cm" svg:y="0.668cm">
          <draw:text-box>
            <text:p text:style-name="P4"><text:span text:style-name="T3">1. </text:span><text:span text:style-name="T4">To God the Holy Spirit let us pray</text:span><text:span text:style-name="T4"><text:line-break/></text:span><text:span text:style-name="T4">For the true faith needed on our way</text:span><text:span text:style-name="T4"><text:line-break/></text:span><text:span text:style-name="T5">That He may defend us when life is ending</text:span><text:span text:style-name="T4"><text:line-break/></text:span><text:span text:style-name="T4">And from exile home we are wending.</text:span><text:span text:style-name="T4"><text:line-break/></text:span><text:span text:style-name="T4">Lord, have mercy! <text:s text:c="28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5.908cm" svg:height="8.639cm" svg:x="1.102cm" svg:y="0.505cm">
          <draw:text-box>
            <text:p text:style-name="P6"><text:span text:style-name="T3">2.</text:span><text:span text:style-name="T6"> </text:span><text:span text:style-name="T5">O sweetest Love, Your grace on us bestow;</text:span><text:span text:style-name="T4"><text:line-break/></text:span><text:span text:style-name="T4">Set our hearts with sacred fire aglow</text:span><text:span text:style-name="T4"><text:line-break/></text:span><text:span text:style-name="T5">That with hearts united we love each other,</text:span><text:span text:style-name="T4"><text:line-break/></text:span><text:span text:style-name="T4">Ev’ry stranger, sister, and brother. <text:s/></text:span><text:span text:style-name="T4"><text:line-break/></text:span><text:span text:style-name="T4">Lord, have mercy! <text:s text:c="6"/></text:span><text:span text:style-name="T7"><text:s text:c="22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 presentation:presentation-page-layout-name="AL1T0">
        <office:forms form:automatic-focus="false" form:apply-design-mode="false"/>
        <draw:frame draw:style-name="gr5" draw:text-style-name="P8" draw:layer="layout" svg:width="25.908cm" svg:height="8.603cm" svg:x="1.016cm" svg:y="0.541cm">
          <draw:text-box>
            <text:p text:style-name="P6"><text:span text:style-name="T3">3. </text:span><text:span text:style-name="T5">Transcendent Comfort in our ev’ry need,</text:span><text:span text:style-name="T4"><text:line-break/></text:span><text:span text:style-name="T4">Help us neither scorn nor death to heed</text:span><text:span text:style-name="T4"><text:line-break/></text:span><text:span text:style-name="T5">That we may not falter nor courage fail us</text:span><text:span text:style-name="T4"><text:line-break/></text:span><text:span text:style-name="T4">When the foe shall taunt and assail us.</text:span><text:span text:style-name="T4"><text:line-break/></text:span><text:span text:style-name="T4">Lord, have mercy! <text:s text:c="34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 presentation:presentation-page-layout-name="AL1T0">
        <office:forms form:automatic-focus="false" form:apply-design-mode="false"/>
        <draw:frame draw:style-name="gr6" draw:text-style-name="P5" draw:layer="layout" svg:width="25.4cm" svg:height="13.303cm" svg:x="1.27cm" svg:y="0.552cm">
          <draw:text-box>
            <text:p text:style-name="P4"><text:span text:style-name="T3">4. </text:span><text:span text:style-name="T8">Shine in our hearts, O Spirit, precious light;</text:span><text:span text:style-name="T4"><text:line-break/></text:span><text:span text:style-name="T4">Teach us Jesus Christ to know aright</text:span><text:span text:style-name="T4"><text:line-break/></text:span><text:span text:style-name="T2">That we may abide in the Lord who bought us,</text:span><text:span text:style-name="T4"><text:line-break/></text:span><text:span text:style-name="T4">Till to our true home He has brought us.</text:span><text:span text:style-name="T4"><text:line-break/></text:span><text:span text:style-name="T4">Lord, have mercy! <text:s text:c="31"/></text:span></text:p>
            <text:p text:style-name="P9"><text:span text:style-name="T9"><text:line-break/></text:span><text:span text:style-name="T10">© 1969 Concordia Publishing House. </text:span></text:p>
            <text:p text:style-name="P9"><text:span text:style-name="T10">Used by permission:</text:span></text:p>
            <text:p text:style-name="P9"><text:span text:style-name="T10">LSB Hymn License</text:span></text:p>
            <text:p text:style-name="P9"><text:span text:style-name="T10">.NET, no. 100011038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21:30:08.425000000</meta:creation-date>
    <dc:title>bluwht blank</dc:title>
    <meta:editing-duration>PT22M45S</meta:editing-duration>
    <meta:editing-cycles>4</meta:editing-cycles>
    <meta:generator>LibreOffice/6.1.5.2$Windows_X86_64 LibreOffice_project/90f8dcf33c87b3705e78202e3df5142b201bd805</meta:generator>
    <dc:date>2019-04-29T21:56:26.729000000</dc:date>
    <meta:document-statistic meta:object-count="47"/>
  </office:meta>
</office:document-meta>
</file>